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03c9" officeooo:paragraph-rsid="000903c9"/>
    </style:style>
    <style:style style:name="P2" style:family="paragraph" style:parent-style-name="Standard">
      <style:text-properties fo:font-weight="bold" officeooo:rsid="000903c9" officeooo:paragraph-rsid="000903c9" style:font-weight-asian="bold" style:font-weight-complex="bold"/>
    </style:style>
    <style:style style:name="P3" style:family="paragraph" style:parent-style-name="Standard">
      <style:text-properties fo:font-weight="bold" officeooo:rsid="000ae903" officeooo:paragraph-rsid="000ae903" style:font-weight-asian="bold" style:font-weight-complex="bold"/>
    </style:style>
    <style:style style:name="P4" style:family="paragraph" style:parent-style-name="Standard">
      <style:text-properties officeooo:rsid="000ae903" officeooo:paragraph-rsid="000ae903"/>
    </style:style>
    <style:style style:name="P5" style:family="paragraph" style:parent-style-name="Standard">
      <style:text-properties fo:font-weight="normal" officeooo:rsid="000ae903" officeooo:paragraph-rsid="000ae903" style:font-weight-asian="normal" style:font-weight-complex="normal"/>
    </style:style>
    <style:style style:name="P6" style:family="paragraph" style:parent-style-name="Standard">
      <style:text-properties fo:font-weight="normal" officeooo:rsid="000bf124" officeooo:paragraph-rsid="000bf124" style:font-weight-asian="normal" style:font-weight-complex="normal"/>
    </style:style>
    <style:style style:name="P7" style:family="paragraph" style:parent-style-name="Standard">
      <style:text-properties fo:font-weight="normal" officeooo:rsid="000ceacf" officeooo:paragraph-rsid="000ceacf" style:font-weight-asian="normal" style:font-weight-complex="normal"/>
    </style:style>
    <style:style style:name="P8" style:family="paragraph" style:parent-style-name="Standard">
      <style:text-properties fo:font-weight="normal" officeooo:rsid="000e3b2d" officeooo:paragraph-rsid="000e3b2d" style:font-weight-asian="normal" style:font-weight-complex="normal"/>
    </style:style>
    <style:style style:name="P9" style:family="paragraph" style:parent-style-name="Standard">
      <style:text-properties fo:font-weight="normal" officeooo:rsid="000f7f76" officeooo:paragraph-rsid="000f7f76" style:font-weight-asian="normal" style:font-weight-complex="normal"/>
    </style:style>
    <style:style style:name="P10" style:family="paragraph" style:parent-style-name="Standard">
      <style:text-properties fo:font-weight="normal" officeooo:rsid="00100458" officeooo:paragraph-rsid="00100458" style:font-weight-asian="normal" style:font-weight-complex="normal"/>
    </style:style>
    <style:style style:name="P11" style:family="paragraph" style:parent-style-name="Standard">
      <style:text-properties fo:font-weight="normal" officeooo:rsid="0011e325" officeooo:paragraph-rsid="0011e325" style:font-weight-asian="normal" style:font-weight-complex="normal"/>
    </style:style>
    <style:style style:name="P12" style:family="paragraph" style:parent-style-name="Standard">
      <style:text-properties fo:font-weight="normal" officeooo:rsid="0012399c" officeooo:paragraph-rsid="0012399c" style:font-weight-asian="normal" style:font-weight-complex="normal"/>
    </style:style>
    <style:style style:name="P13" style:family="paragraph" style:parent-style-name="Standard">
      <style:text-properties fo:font-weight="normal" officeooo:rsid="0012b2c1" officeooo:paragraph-rsid="0012b2c1" style:font-weight-asian="normal" style:font-weight-complex="normal"/>
    </style:style>
    <style:style style:name="P14" style:family="paragraph" style:parent-style-name="Standard">
      <style:text-properties fo:font-weight="normal" officeooo:rsid="00144d86" officeooo:paragraph-rsid="00144d86" style:font-weight-asian="normal" style:font-weight-complex="normal"/>
    </style:style>
    <style:style style:name="P15" style:family="paragraph" style:parent-style-name="Standard">
      <style:text-properties fo:font-weight="normal" officeooo:rsid="00144e1f" officeooo:paragraph-rsid="00144e1f" style:font-weight-asian="normal" style:font-weight-complex="normal"/>
    </style:style>
    <style:style style:name="P16" style:family="paragraph" style:parent-style-name="Standard">
      <style:text-properties fo:font-weight="normal" officeooo:rsid="0014e3ab" officeooo:paragraph-rsid="0014e3ab" style:font-weight-asian="normal" style:font-weight-complex="normal"/>
    </style:style>
    <style:style style:name="P17" style:family="paragraph" style:parent-style-name="Standard">
      <style:text-properties fo:font-weight="normal" officeooo:rsid="001530e0" officeooo:paragraph-rsid="001530e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f124"/>
    </style:style>
    <style:style style:name="T3" style:family="text">
      <style:text-properties officeooo:rsid="000f7f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des (Network)</text:p>
      <text:p text:style-name="P1"/>
      <text:p text:style-name="P1">O que são redes de computadores: ‘e um conjuntos de dois ou mais dispositivos eletronicos de computaçao interligados por um sistema de comunicaçao digital, guiados por um conjuntos de regras para compartilhar entre si informaçoes, serviços e recursos fisicos e logicos. </text:p>
      <text:p text:style-name="P1"/>
      <text:p text:style-name="P3">LAN (Local Area Network)</text:p>
      <text:p text:style-name="P4"/>
      <text:p text:style-name="P3">MAN (Metropolitan Area Network)</text:p>
      <text:p text:style-name="P4"/>
      <text:p text:style-name="P3">WAN (Wide Area Network)</text:p>
      <text:p text:style-name="P3"/>
      <text:p text:style-name="P4"><text:span text:style-name="T1">Principais Caracterisitcas de Rede Atualmente</text:span></text:p>
      <text:p text:style-name="P4"><text:span text:style-name="T1"/></text:p>
      <text:p text:style-name="P5">- Homogeneas (Multiplas tecnologias envolvidas na transmissao de informaçao)</text:p>
      <text:p text:style-name="P5">- Utilizam os protocolos da pilha TCP-IP</text:p>
      <text:p text:style-name="P5">- Muitos dispositivos interconectados (IOT <text:s/>- Internet of Things)</text:p>
      <text:p text:style-name="P5">- Internet?</text:p>
      <text:p text:style-name="P5"/>
      <text:p text:style-name="P3">Modelo OSI e TCP-IP</text:p>
      <text:p text:style-name="P3"/>
      <text:p text:style-name="P3">O que são modelos de redes?</text:p>
      <text:p text:style-name="P3"/>
      <text:p text:style-name="P5">- <text:span text:style-name="T2">Conjuntos de normas que padronizam uma comunicaçao de rede.</text:span></text:p>
      <text:p text:style-name="P5">- <text:span text:style-name="T2">Atualmente existem os modelos OSI x TCP-IP (Pilha TCP-IP)</text:span></text:p>
      <text:p text:style-name="P5">- <text:span text:style-name="T2">Dividem a comunicaçao em camadas, cada camada tem suas próprias regras.</text:span></text:p>
      <text:p text:style-name="P5">- <text:span text:style-name="T2">Utilizam protocolos de rede para padronizar mensagens</text:span></text:p>
      <text:p text:style-name="P5">- <text:span text:style-name="T2">Toda comunicaçao na internet usa um conjunto de protocolos para ser feita.</text:span></text:p>
      <text:p text:style-name="P5"/>
      <text:p text:style-name="P6">Modelo OSI</text:p>
      <text:p text:style-name="P6"/>
      <text:p text:style-name="P6">- Proposto pela International Standards Organization (ISO)</text:p>
      <text:p text:style-name="P6">- Foi desenvolvido no ano de 1984</text:p>
      <text:p text:style-name="P6">- Possui 7 camadas</text:p>
      <text:p text:style-name="P6">- Modelo de Referencia</text:p>
      <text:p text:style-name="P6"/>
      <text:p text:style-name="P6">Camadas:</text:p>
      <text:p text:style-name="P6">- Aplicaçao</text:p>
      <text:p text:style-name="P6">- Apresentaçao</text:p>
      <text:p text:style-name="P6">- Sessao</text:p>
      <text:p text:style-name="P6">- Transporte</text:p>
      <text:p text:style-name="P6">- Enlace</text:p>
      <text:p text:style-name="P6">- Fisica</text:p>
      <text:p text:style-name="P6"/>
      <text:p text:style-name="P6">OBS: Modelo Teorico</text:p>
      <text:p text:style-name="P6"/>
      <text:p text:style-name="P7">Modelo TCP-IP (Pilha TCP-IP)</text:p>
      <text:p text:style-name="P7"/>
      <text:p text:style-name="P7">- Desenvolvido pelo DOD (departamento de Defesa Americano)</text:p>
      <text:p text:style-name="P7">- Foi desenvolvido no ano de 1969</text:p>
      <text:p text:style-name="P7">- Possui 4 camadas</text:p>
      <text:p text:style-name="P7">- Modelo utilizado na internet</text:p>
      <text:p text:style-name="P7"><text:soft-page-break/>Camadas:</text:p>
      <text:p text:style-name="P7"/>
      <text:p text:style-name="P7">- Aplicaçao</text:p>
      <text:p text:style-name="P7">- Transporte</text:p>
      <text:p text:style-name="P7">- Internet</text:p>
      <text:p text:style-name="P7">- Fisica</text:p>
      <text:p text:style-name="P7"/>
      <text:p text:style-name="P7">- OSI X TCP-IP</text:p>
      <text:p text:style-name="P7">- Aplicaçao, apresentaçao, sessao → Aplicaçao</text:p>
      <text:p text:style-name="P7">- Transporte → Transporte</text:p>
      <text:p text:style-name="P7">- Rede → Internet</text:p>
      <text:p text:style-name="P7">- Enlace, Fisica → Fisica</text:p>
      <text:p text:style-name="P7"/>
      <text:p text:style-name="P7">Objetivos de Cada Camadas:</text:p>
      <text:p text:style-name="P7"/>
      <text:p text:style-name="P7">- Aplicaçao: Mais próxima do Usuario, interaçao dos softwares com serviços de rede</text:p>
      <text:p text:style-name="P7">- Apresentaçao: Exibiçao dos dados em um formato claro e legivel</text:p>
      <text:p text:style-name="P7">- Sessao: Estabelecimento de comunicaçao entre duas aplicaçoes em computadores diferentes</text:p>
      <text:p text:style-name="P7">- Transporte: Estabelece de conexao fim a fim entre dois hosts (portas)</text:p>
      <text:p text:style-name="P7">- Rede: endereçamento da rede e roteamento dos pacotes ate o destino</text:p>
      <text:p text:style-name="P7">- Enlace: formulario dos frames para envio pelas placas de rede e checagem de erros</text:p>
      <text:p text:style-name="P7">- Fisica: Envio de dados de forma binario (cabos, luz, ondas de radio, etc)</text:p>
      <text:p text:style-name="P7"/>
      <text:p text:style-name="P8">Protocolos de Rede</text:p>
      <text:p text:style-name="P8"/>
      <text:p text:style-name="P8">TCP-IP</text:p>
      <text:p text:style-name="P8"/>
      <text:p text:style-name="P8">- Aplicaçao: HTTP, DNS, FTP, SSH</text:p>
      <text:p text:style-name="P8">- Transporte: TCP e UDP</text:p>
      <text:p text:style-name="P8">- Internet: IPV4, IPV6, OSPF, ICMP</text:p>
      <text:p text:style-name="P8">- Fisica: Ethernet, PPP e DSL</text:p>
      <text:p text:style-name="P8"/>
      <text:p text:style-name="P8">Entendendo a comunicaçao <text:span text:style-name="T3">TCP-IP</text:span></text:p>
      <text:p text:style-name="P8"/>
      <text:p text:style-name="P9">Processo de encapsulamento → decapsulamento</text:p>
      <text:p text:style-name="P8"/>
      <text:p text:style-name="P8"/>
      <text:p text:style-name="P10">FONTE: <text:a xlink:type="simple" xlink:href="https://pt.wikipedia.org/wiki/TCP/IP" text:style-name="Internet_20_link" text:visited-style-name="Visited_20_Internet_20_Link">https://pt.wikipedia.org/wiki/TCP/IP</text:a></text:p>
      <text:p text:style-name="P10">FONTE: <text:a xlink:type="simple" xlink:href="https://pt.wikipedia.org/wiki/Modelo_OSI" text:style-name="Internet_20_link" text:visited-style-name="Visited_20_Internet_20_Link">https://pt.wikipedia.org/wiki/Modelo_OSI</text:a></text:p>
      <text:p text:style-name="P10"/>
      <text:p text:style-name="P11">Protocolo IP e ICMP</text:p>
      <text:p text:style-name="P11"/>
      <text:p text:style-name="P12">Camada de Rede</text:p>
      <text:p text:style-name="P12">- Responsavel pela transferencia de dados, independente da aplicacao utilizada</text:p>
      <text:p text:style-name="P12">- Endereçar cada um dos hosts na rede</text:p>
      <text:p text:style-name="P12">- Nao garante a entrega do pacote, trabalha com o conceito de best effort</text:p>
      <text:p text:style-name="P12">- Roteadores trabalham nessa camada para enviar pacotes entre redes Ips distintas</text:p>
      <text:p text:style-name="P12"><text:line-break/>IMAGEM Cabeçalho do IP</text:p>
      <text:p text:style-name="P12"/>
      <text:p text:style-name="P12">- Entendendo o IPV4</text:p>
      <text:p text:style-name="P12">- Endereço de 32 bits → 4.294.967.296</text:p>
      <text:p text:style-name="P12"><text:soft-page-break/>- Atualmente esta sendo substituido pelo protocolo IPV6</text:p>
      <text:p text:style-name="P12">- Escrito em forma decimal → 192.168.0.10</text:p>
      <text:p text:style-name="P12">- Possui endereços privados e publicos</text:p>
      <text:p text:style-name="P12">- Utiliza uma mascara para definir rede e host → 255.255.255.255</text:p>
      <text:p text:style-name="P12">- Entender MASCARA DE SUB-REDE</text:p>
      <text:p text:style-name="P12"/>
      <text:p text:style-name="P12">Endereços Privados PESQUISAR!!! </text:p>
      <text:p text:style-name="P12"/>
      <text:p text:style-name="P13">Entendendo o IPV6</text:p>
      <text:p text:style-name="P13">- Endereço de 128 bits → 340 undecilhoes de endereços possíveis</text:p>
      <text:p text:style-name="P13">- Apesar de antigo ainda esta em fase de implementaç~ao</text:p>
      <text:p text:style-name="P13">- Escrito em forma Hexadecimal → exemplo?</text:p>
      <text:p text:style-name="P13">- Tambem utiliza mascara para definir a parte de rede e host</text:p>
      <text:p text:style-name="P13"/>
      <text:p text:style-name="P14">Protocolo ICMP</text:p>
      <text:p text:style-name="P14">- Internet Control Message Protocol</text:p>
      <text:p text:style-name="P14">- Utiliza para resoluç~ao de problemas de conexao</text:p>
      <text:p text:style-name="P14">- Utilizados em progrmaas como PING e TRACERT</text:p>
      <text:p text:style-name="P14">- Utiliza codigos para informar sobre problemas e informaçoes de rede</text:p>
      <text:p text:style-name="P14"/>
      <text:p text:style-name="P14">IMAGEM Cabeçalho do ICMP</text:p>
      <text:p text:style-name="P14"/>
      <text:p text:style-name="P14">C’odigos ICMP</text:p>
      <text:p text:style-name="P14"/>
      <text:p text:style-name="P14">COLAR CODIGOS AQUI…</text:p>
      <text:p text:style-name="P14"/>
      <text:p text:style-name="P14">FONTE: <text:a xlink:type="simple" xlink:href="https://pt.wikipedia.org/wiki/Protocolo_de_datagrama_do_usuário" text:style-name="Internet_20_link" text:visited-style-name="Visited_20_Internet_20_Link">https://pt.wikipedia.org/wiki/Protocolo_de_datagrama_do_usu%C3%A1rio</text:a></text:p>
      <text:p text:style-name="P14">FONTE: <text:a xlink:type="simple" xlink:href="https://pt.wikipedia.org/wiki/Protocolo_de_controle_de_transmissão#:~:text=Protocolo%20de%20Controle%20de%20Transmissão%20(do%20inglês%3A%20Transmission%20Control%20Protocol,e%20sem%20erros%20via%20rede" text:style-name="Internet_20_link" text:visited-style-name="Visited_20_Internet_20_Link">https://pt.wikipedia.org/wiki/Protocolo_de_controle_de_transmiss%C3%A3o#:~:text=Protocolo%20de%20Controle%20de%20Transmiss%C3%A3o%20(do%20ingl%C3%AAs%3A%20Transmission%20Control%20Protocol,e%20sem%20erros%20via%20rede</text:a>.</text:p>
      <text:p text:style-name="P14">FONTE: <text:a xlink:type="simple" xlink:href="https://pt.wikipedia.org/wiki/Lista_de_portas_dos_protocolos_TCP_e_UDP" text:style-name="Internet_20_link" text:visited-style-name="Visited_20_Internet_20_Link">https://pt.wikipedia.org/wiki/Lista_de_portas_dos_protocolos_TCP_e_UDP</text:a></text:p>
      <text:p text:style-name="P14"/>
      <text:p text:style-name="P14">Camdas de Transporte</text:p>
      <text:p text:style-name="P14"/>
      <text:p text:style-name="P14">- Responsavel por estabelecer uma comunicaçao fim a fim entre hosts</text:p>
      <text:p text:style-name="P14">- Utiliza o conceito de portas</text:p>
      <text:p text:style-name="P14">- a maioria das aplicacoes estao relacionadas a um numero de porta</text:p>
      <text:p text:style-name="P14">- Todas comunicacao na interner utiliza ou TCP ou UDP</text:p>
      <text:p text:style-name="P14"/>
      <text:p text:style-name="P15">Portas e Aplicacoes</text:p>
      <text:p text:style-name="P15"/>
      <text:p text:style-name="P15">- HTTP, FTP, SSH → TCP</text:p>
      <text:p text:style-name="P15">- DNS, DHCP, SNMP → UDP</text:p>
      <text:p text:style-name="P15"/>
      <text:p text:style-name="P16">Portas e Aplicaç~oes</text:p>
      <text:p text:style-name="P16"/>
      <text:p text:style-name="P16">Colar aqui as principais</text:p>
      <text:p text:style-name="P16"/>
      <text:p text:style-name="P16">Caracteristicas do Protocolo TCP</text:p>
      <text:p text:style-name="P16"/>
      <text:p text:style-name="P16">- Transmission Control Protocol</text:p>
      <text:p text:style-name="P16">- Protocolo Confiavel que garante a entrega de dados</text:p>
      <text:p text:style-name="P16"><text:soft-page-break/>- Utiliza controle de fluxo reordenaç~ao dos pacotes e controle de entrega</text:p>
      <text:p text:style-name="P16">- Protocolos que utilizam o TCP: HTTP, FTP, SSH, TELNET…</text:p>
      <text:p text:style-name="P16"/>
      <text:p text:style-name="P16">Cabeçalho do TCP</text:p>
      <text:p text:style-name="P16"/>
      <text:p text:style-name="P17">Three-Way HandShake</text:p>
      <text:p text:style-name="P17"/>
      <text:p text:style-name="P17">Protocolos UDP</text:p>
      <text:p text:style-name="P17"/>
      <text:p text:style-name="P17">- User Datagram Protocol</text:p>
      <text:p text:style-name="P17">- Protocolo não confiavel, envio dos dados com o melhor esforço</text:p>
      <text:p text:style-name="P17">- Mais rapico que TCP (utilizando em comunicaç~oes como streamings e voz)</text:p>
      <text:p text:style-name="P17">- Protocolos que utilizam o UDP: DHCP, TFTP, SNMP, DNS.</text:p>
      <text:p text:style-name="P17"/>
      <text:p text:style-name="P17">Cabeçalho do Protocolo UDP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21:33:40.981831614</meta:creation-date>
    <meta:generator>LibreOffice/7.0.4.2$Linux_X86_64 LibreOffice_project/00$Build-2</meta:generator>
    <dc:date>2023-04-16T22:34:13.503673087</dc:date>
    <meta:editing-duration>PT1H25S</meta:editing-duration>
    <meta:editing-cycles>15</meta:editing-cycles>
    <meta:document-statistic meta:table-count="0" meta:image-count="0" meta:object-count="0" meta:page-count="4" meta:paragraph-count="117" meta:word-count="731" meta:character-count="4806" meta:non-whitespace-character-count="4188"/>
  </office:meta>
</office:document-meta>
</file>